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écification du problème</text:p>
      <text:p text:style-name="Standard"/>
      <text:p text:style-name="Standard">On souhaite découper une boîte de conserve de forme cylindrique, tout en minimisant la surface de métal utilisée. Toute l'étude se fera autour du paramètre <draw:frame draw:style-name="fr1" draw:name="Objet14" text:anchor-type="as-char" svg:y="-0.377cm" svg:width="0.63cm" svg:height="0.533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, rayon de la boîte de conserves.</text:p>
      <text:p text:style-name="Standard"/>
      <text:p text:style-name="Standard">Travail demandé : </text:p>
      <text:p text:style-name="Standard"/>
      <text:p text:style-name="Standard">1) Modélisation</text:p>
      <text:p text:style-name="Standard"><text:s/><text:span text:style-name="T1"><text:s/>1.1 Exprimer la surface de métal totale S utilisée pour former la boîte de conserve, supposée de forme cylindrique (en fonction de h sa hauteur, R son rayon).</text:span></text:p>
      <text:p text:style-name="Standard"/>
      <text:p text:style-name="P1"><text:s text:c="2"/>1.2 Exprimer le volume de la boîte en fonction de R et h.</text:p>
      <text:p text:style-name="P1"/>
      <text:p text:style-name="P1"><text:s text:c="2"/>1.3 Exprimer ensuite S en fonction de R et V</text:p>
      <text:p text:style-name="P1"/>
      <text:p text:style-name="P1"><text:s text:c="2"/>1.4 Montrer qu'il existe une valeur de <draw:frame draw:style-name="fr1" draw:name="Objet1" text:anchor-type="as-char" svg:y="-0.377cm" svg:width="0.63cm" svg:height="0.533cm" draw:z-index="1"><draw:object xlink:href="./Object 2" xlink:type="simple" xlink:show="embed" xlink:actuate="onLoad"/><draw:image xlink:href="./ObjectReplacements/Object 2" xlink:type="simple" xlink:show="embed" xlink:actuate="onLoad"/></draw:frame> pour laquelle la surface S utilisée est minimale.</text:p>
      <text:p text:style-name="P1"/>
      <text:p text:style-name="Standard">2) Algorithme</text:p>
      <text:p text:style-name="Standard"/>
      <text:p text:style-name="Standard">Déroulement du programme ou fonctionnement attendu :</text:p>
      <text:p text:style-name="Standard">L'utilisateur entre le volume de la boîte de conserves.</text:p>
      <text:p text:style-name="Standard">Le programme lui affiche la valeur du rayon optimal (noté <draw:frame draw:style-name="fr1" draw:name="Objet2" text:anchor-type="as-char" svg:y="-0.377cm" svg:width="0.63cm" svg:height="0.533cm" draw:z-index="2"><draw:object xlink:href="./Object 3" xlink:type="simple" xlink:show="embed" xlink:actuate="onLoad"/><draw:image xlink:href="./ObjectReplacements/Object 3" xlink:type="simple" xlink:show="embed" xlink:actuate="onLoad"/></draw:frame>) et la hauteur h de la boîte.</text:p>
      <text:p text:style-name="Standard"/>
      <text:p text:style-name="Standard"><text:s text:c="2"/><text:span text:style-name="T1">Écrire l'algorithme permettant de réaliser le fonctionnement attendu.</text:span></text:p>
      <text:p text:style-name="Standard"/>
      <text:p text:style-name="Standard">3) Implémentation</text:p>
      <text:p text:style-name="Standard"/>
      <text:p text:style-name="Standard"><text:s text:c="2"/><text:span text:style-name="T1">Écrire un programme en langage C qui réalise cet algorithme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mula" style:family="graphic">
      <style:graphic-properties text:anchor-type="as-char" svg:y="0cm" fo:margin-left="0cm" fo:margin-right="0cm" style:vertical-pos="from-top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0-03T16:20:25</meta:creation-date>
    <dc:date>2017-10-03T22:16:41</dc:date>
    <meta:editing-duration>PT00H21M07S</meta:editing-duration>
    <meta:editing-cycles>6</meta:editing-cycles>
    <meta:generator>OOoLight/1.5$Unix OpenOffice.org_project/150r1531$Build-151</meta:generator>
    <meta:document-statistic meta:table-count="0" meta:image-count="0" meta:object-count="3" meta:page-count="1" meta:paragraph-count="15" meta:word-count="162" meta:character-count="964"/>
  </office:meta>
</office:document-meta>
</file>

<file path=Object 1/content.xml><?xml version="1.0" encoding="utf-8"?>
<math xmlns="http://www.w3.org/1998/Math/MathML">
  <semantics>
    <msub>
      <mi>R</mi>
      <mn>0</mn>
    </msub>
    <annotation encoding="StarMath 5.0">R_0</annotation>
  </semantics>
</math>
</file>

<file path=Object 2/content.xml><?xml version="1.0" encoding="utf-8"?>
<math xmlns="http://www.w3.org/1998/Math/MathML">
  <semantics>
    <msub>
      <mi>R</mi>
      <mn>0</mn>
    </msub>
    <annotation encoding="StarMath 5.0">R_0</annotation>
  </semantics>
</math>
</file>

<file path=Object 3/content.xml><?xml version="1.0" encoding="utf-8"?>
<math xmlns="http://www.w3.org/1998/Math/MathML">
  <semantics>
    <msub>
      <mi>R</mi>
      <mn>0</mn>
    </msub>
    <annotation encoding="StarMath 5.0">R_0</annotation>
  </semantics>
</math>
</file>